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97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1" style:apply-style-name="Безымянный1" style:base-cell-address="Лист1.A1"/>
    </style:style>
    <style:style style:name="ce2" style:family="table-cell" style:parent-style-name="Default">
      <style:table-cell-properties fo:border-bottom="0.06pt solid #000000" fo:border-left="none" fo:border-right="none" fo:border-top="none"/>
      <style:map style:condition="cell-content()=1" style:apply-style-name="Безымянный1" style:base-cell-address="Лист1.A1"/>
    </style:style>
    <style:style style:name="ce3" style:family="table-cell" style:parent-style-name="Default">
      <style:table-cell-properties fo:border-bottom="none" fo:border-left="none" fo:border-right="0.06pt solid #000000" fo:border-top="none"/>
      <style:map style:condition="cell-content()=1" style:apply-style-name="Безымянный1" style:base-cell-address="Лист1.A1"/>
    </style:style>
    <style:style style:name="ce4" style:family="table-cell" style:parent-style-name="Default">
      <style:table-cell-properties fo:border-bottom="0.06pt solid #000000" fo:border-left="none" fo:border-right="0.06pt solid #000000" fo:border-top="none"/>
      <style:map style:condition="cell-content()=1" style:apply-style-name="Безымянный1" style:base-cell-address="Лист1.A1"/>
    </style:style>
  </office:automatic-styles>
  <office:body>
    <office:spreadsheet>
      <table:table table:name="Лист1" table:style-name="ta1">
        <table:table-column table:style-name="co1" table:number-columns-repeated="7" table:default-cell-style-name="ce1"/>
        <table:table-column table:style-name="co1" table:default-cell-style-name="ce3"/>
        <table:table-column table:style-name="co1" table:number-columns-repeated="8" table:default-cell-style-name="ce1"/>
        <table:table-column table:style-name="co1" table:default-cell-style-name="Default"/>
        <table:table-column table:style-name="co2" table:number-columns-repeated="14" table:default-cell-style-name="Default"/>
        <table:table-column table:style-name="co1" table:number-columns-repeated="2" table:default-cell-style-name="Default"/>
        <table:table-row table:style-name="ro1">
          <table:table-cell table:number-columns-repeated="17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string">
            <text:p>e0</text:p>
          </table:table-cell>
          <table:table-cell office:value-type="string">
            <text:p>f8</text:p>
          </table:table-cell>
          <table:table-cell office:value-type="string">
            <text:p>fc</text:p>
          </table:table-cell>
          <table:table-cell office:value-type="string">
            <text:p>fe</text:p>
          </table:table-cell>
          <table:table-cell table:number-columns-repeated="2" office:value-type="string">
            <text:p>e6</text:p>
          </table:table-cell>
          <table:table-cell office:value-type="string">
            <text:p>fe</text:p>
          </table:table-cell>
          <table:table-cell office:value-type="string">
            <text:p>fe</text:p>
          </table:table-cell>
          <table:table-cell office:value-type="string">
            <text:p>fe</text:p>
          </table:table-cell>
          <table:table-cell office:value-type="string">
            <text:p>fc</text:p>
          </table:table-cell>
          <table:table-cell office:value-type="string">
            <text:p>f8</text:p>
          </table:table-cell>
          <table:table-cell office:value-type="string">
            <text:p>e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1f</text:p>
          </table:table-cell>
          <table:table-cell office:value-type="string">
            <text:p>3f</text:p>
          </table:table-cell>
          <table:table-cell table:number-columns-repeated="6" office:value-type="string">
            <text:p>7f</text:p>
          </table:table-cell>
          <table:table-cell office:value-type="string">
            <text:p>3f</text:p>
          </table:table-cell>
          <table:table-cell office:value-type="string">
            <text:p>1f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17"/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7"/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1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1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7"/>
        </table:table-row>
        <table:table-row table:style-name="ro1">
          <table:table-cell table:style-name="ce2" office:value-type="float" office:value="0">
            <text:p>0</text:p>
          </table:table-cell>
          <table:table-cell table:number-columns-repeated="6" table:style-name="ce2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number-columns-repeated="7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17"/>
        </table:table-row>
        <table:table-row table:style-name="ro1">
          <table:table-cell office:value-type="float" office:value="0">
            <text:p>0</text:p>
          </table:table-cell>
          <table:table-cell table:number-columns-repeated="1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1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1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7"/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10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7"/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10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17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7"/>
        </table:table-row>
        <table:table-row table:style-name="ro1">
          <table:table-cell table:number-columns-repeated="16" office:value-type="float" office:value="0">
            <text:p>0</text:p>
          </table:table-cell>
          <table:table-cell table:number-columns-repeated="17"/>
        </table:table-row>
        <table:table-row table:style-name="ro2">
          <table:table-cell table:style-name="Default" table:number-columns-repeated="16"/>
          <table:table-cell table:number-columns-repeated="17"/>
        </table:table-row>
        <table:table-row table:style-name="ro1">
          <table:table-cell table:number-columns-repeated="17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string">
            <text:p>e0</text:p>
          </table:table-cell>
          <table:table-cell office:value-type="string">
            <text:p>f8</text:p>
          </table:table-cell>
          <table:table-cell office:value-type="string">
            <text:p>fc</text:p>
          </table:table-cell>
          <table:table-cell office:value-type="string">
            <text:p>fe</text:p>
          </table:table-cell>
          <table:table-cell table:number-columns-repeated="2" office:value-type="string">
            <text:p>e6</text:p>
          </table:table-cell>
          <table:table-cell office:value-type="string">
            <text:p>fe</text:p>
          </table:table-cell>
          <table:table-cell office:value-type="string">
            <text:p>7e</text:p>
          </table:table-cell>
          <table:table-cell office:value-type="string">
            <text:p>3e</text:p>
          </table:table-cell>
          <table:table-cell office:value-type="string">
            <text:p>1c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1f</text:p>
          </table:table-cell>
          <table:table-cell office:value-type="string">
            <text:p>3f</text:p>
          </table:table-cell>
          <table:table-cell table:number-columns-repeated="3" office:value-type="string">
            <text:p>7f</text:p>
          </table:table-cell>
          <table:table-cell office:value-type="string">
            <text:p>7e</text:p>
          </table:table-cell>
          <table:table-cell office:value-type="string">
            <text:p>7c</text:p>
          </table:table-cell>
          <table:table-cell office:value-type="float" office:value="78">
            <text:p>78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17"/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7"/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9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7"/>
        </table:table-row>
        <table:table-row table:style-name="ro1">
          <table:table-cell table:style-name="ce2" office:value-type="float" office:value="0">
            <text:p>0</text:p>
          </table:table-cell>
          <table:table-cell table:number-columns-repeated="6" table:style-name="ce2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number-columns-repeated="7" table:style-name="ce2" office:value-type="float" office:value="0">
            <text:p>0</text:p>
          </table:table-cell>
          <table:table-cell table:number-columns-repeated="17"/>
        </table:table-row>
        <table:table-row table:style-name="ro1">
          <table:table-cell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7"/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7"/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10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17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7"/>
        </table:table-row>
        <table:table-row table:style-name="ro1">
          <table:table-cell table:number-columns-repeated="16" office:value-type="float" office:value="0">
            <text:p>0</text:p>
          </table:table-cell>
          <table:table-cell table:number-columns-repeated="17"/>
        </table:table-row>
        <table:table-row table:style-name="ro2">
          <table:table-cell table:style-name="Default" table:number-columns-repeated="16"/>
          <table:table-cell table:number-columns-repeated="17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string">
            <text:p>e1</text:p>
          </table:table-cell>
          <table:table-cell office:value-type="string">
            <text:p>7a</text:p>
          </table:table-cell>
          <table:table-cell office:value-type="string">
            <text:p>6c</text:p>
          </table:table-cell>
          <table:table-cell office:value-type="float" office:value="46">
            <text:p>46</text:p>
          </table:table-cell>
          <table:table-cell office:value-type="string">
            <text:p>6c</text:p>
          </table:table-cell>
          <table:table-cell table:number-columns-repeated="2" office:value-type="string">
            <text:p>7e</text:p>
          </table:table-cell>
          <table:table-cell office:value-type="string">
            <text:p>6c</text:p>
          </table:table-cell>
          <table:table-cell office:value-type="float" office:value="46">
            <text:p>46</text:p>
          </table:table-cell>
          <table:table-cell office:value-type="string">
            <text:p>6c</text:p>
          </table:table-cell>
          <table:table-cell office:value-type="string">
            <text:p>7a</text:p>
          </table:table-cell>
          <table:table-cell office:value-type="string">
            <text:p>e1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7f</text:p>
          </table:table-cell>
          <table:table-cell office:value-type="string">
            <text:p>3f</text:p>
          </table:table-cell>
          <table:table-cell office:value-type="string">
            <text:p>1e</text:p>
          </table:table-cell>
          <table:table-cell office:value-type="string">
            <text:p>3d</text:p>
          </table:table-cell>
          <table:table-cell office:value-type="string">
            <text:p>7b</text:p>
          </table:table-cell>
          <table:table-cell office:value-type="float" office:value="36">
            <text:p>36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76">
            <text:p>76</text:p>
          </table:table-cell>
          <table:table-cell office:value-type="string">
            <text:p>3b</text:p>
          </table:table-cell>
          <table:table-cell office:value-type="string">
            <text:p>1d</text:p>
          </table:table-cell>
          <table:table-cell office:value-type="string">
            <text:p>3e</text:p>
          </table:table-cell>
          <table:table-cell office:value-type="string">
            <text:p>7f</text:p>
          </table:table-cell>
          <table:table-cell office:value-type="string">
            <text:p>3f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17"/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7"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1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7"/>
        </table:table-row>
        <table:table-row table:style-name="ro1">
          <table:table-cell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4" table:style-name="ce2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5"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17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1"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1"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1"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1">
          <table:table-cell office:value-type="float" office:value="0">
            <text:p>0</text:p>
          </table:table-cell>
          <table:table-cell table:number-columns-repeated="1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7"/>
        </table:table-row>
        <table:table-row table:style-name="ro1">
          <table:table-cell table:number-columns-repeated="16" office:value-type="float" office:value="0">
            <text:p>0</text:p>
          </table:table-cell>
          <table:table-cell table:number-columns-repeated="17"/>
        </table:table-row>
        <table:table-row table:style-name="ro2">
          <table:table-cell table:style-name="Default" table:number-columns-repeated="16"/>
          <table:table-cell table:number-columns-repeated="17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string">
            <text:p>e1</text:p>
          </table:table-cell>
          <table:table-cell office:value-type="string">
            <text:p>7a</text:p>
          </table:table-cell>
          <table:table-cell office:value-type="string">
            <text:p>6c</text:p>
          </table:table-cell>
          <table:table-cell office:value-type="float" office:value="46">
            <text:p>46</text:p>
          </table:table-cell>
          <table:table-cell office:value-type="string">
            <text:p>6c</text:p>
          </table:table-cell>
          <table:table-cell table:number-columns-repeated="2" office:value-type="string">
            <text:p>7e</text:p>
          </table:table-cell>
          <table:table-cell office:value-type="string">
            <text:p>6c</text:p>
          </table:table-cell>
          <table:table-cell office:value-type="float" office:value="46">
            <text:p>46</text:p>
          </table:table-cell>
          <table:table-cell office:value-type="string">
            <text:p>6c</text:p>
          </table:table-cell>
          <table:table-cell office:value-type="string">
            <text:p>7a</text:p>
          </table:table-cell>
          <table:table-cell office:value-type="string">
            <text:p>e1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3f</text:p>
          </table:table-cell>
          <table:table-cell office:value-type="string">
            <text:p>7f</text:p>
          </table:table-cell>
          <table:table-cell office:value-type="string">
            <text:p>3e</text:p>
          </table:table-cell>
          <table:table-cell office:value-type="string">
            <text:p>1d</text:p>
          </table:table-cell>
          <table:table-cell office:value-type="string">
            <text:p>3b</text:p>
          </table:table-cell>
          <table:table-cell office:value-type="float" office:value="76">
            <text:p>76</text:p>
          </table:table-cell>
          <table:table-cell office:value-type="float" office:value="37">
            <text:p>37</text:p>
          </table:table-cell>
          <table:table-cell office:value-type="float" office:value="17">
            <text:p>17</text:p>
          </table:table-cell>
          <table:table-cell office:value-type="float" office:value="36">
            <text:p>36</text:p>
          </table:table-cell>
          <table:table-cell office:value-type="string">
            <text:p>7b</text:p>
          </table:table-cell>
          <table:table-cell office:value-type="string">
            <text:p>3d</text:p>
          </table:table-cell>
          <table:table-cell office:value-type="string">
            <text:p>1e</text:p>
          </table:table-cell>
          <table:table-cell office:value-type="string">
            <text:p>3f</text:p>
          </table:table-cell>
          <table:table-cell office:value-type="string">
            <text:p>7f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17"/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7"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1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7"/>
        </table:table-row>
        <table:table-row table:style-name="ro1">
          <table:table-cell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4" table:style-name="ce2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5" table:style-name="ce2" office:value-type="float" office:value="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17"/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1"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1"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1"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1">
          <table:table-cell office:value-type="float" office:value="0">
            <text:p>0</text:p>
          </table:table-cell>
          <table:table-cell table:number-columns-repeated="1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1"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7"/>
        </table:table-row>
        <table:table-row table:style-name="ro1">
          <table:table-cell table:number-columns-repeated="16" office:value-type="float" office:value="0">
            <text:p>0</text:p>
          </table:table-cell>
          <table:table-cell table:number-columns-repeated="17"/>
        </table:table-row>
        <table:table-row table:style-name="ro2">
          <table:table-cell table:style-name="Default" table:number-columns-repeated="16"/>
          <table:table-cell table:number-columns-repeated="17"/>
        </table:table-row>
        <table:table-row table:style-name="ro1">
          <table:table-cell table:number-columns-repeated="17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string">
            <text:p>e0</text:p>
          </table:table-cell>
          <table:table-cell office:value-type="string">
            <text:p>f8</text:p>
          </table:table-cell>
          <table:table-cell office:value-type="string">
            <text:p>fc</text:p>
          </table:table-cell>
          <table:table-cell office:value-type="string">
            <text:p>fe</text:p>
          </table:table-cell>
          <table:table-cell table:number-columns-repeated="2" office:value-type="string">
            <text:p>e6</text:p>
          </table:table-cell>
          <table:table-cell office:value-type="string">
            <text:p>fe</text:p>
          </table:table-cell>
          <table:table-cell office:value-type="string">
            <text:p>7e</text:p>
          </table:table-cell>
          <table:table-cell office:value-type="string">
            <text:p>3e</text:p>
          </table:table-cell>
          <table:table-cell office:value-type="string">
            <text:p>9c</text:p>
          </table:table-cell>
          <table:table-cell office:value-type="string">
            <text:p>c8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1f</text:p>
          </table:table-cell>
          <table:table-cell office:value-type="string">
            <text:p>3f</text:p>
          </table:table-cell>
          <table:table-cell table:number-columns-repeated="3" office:value-type="string">
            <text:p>7f</text:p>
          </table:table-cell>
          <table:table-cell office:value-type="string">
            <text:p>7e</text:p>
          </table:table-cell>
          <table:table-cell office:value-type="string">
            <text:p>7c</text:p>
          </table:table-cell>
          <table:table-cell office:value-type="float" office:value="78">
            <text:p>78</text:p>
          </table:table-cell>
          <table:table-cell office:value-type="float" office:value="31">
            <text:p>3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17"/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7"/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9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7"/>
        </table:table-row>
        <table:table-row table:style-name="ro1">
          <table:table-cell table:style-name="ce2" office:value-type="float" office:value="0">
            <text:p>0</text:p>
          </table:table-cell>
          <table:table-cell table:number-columns-repeated="6" table:style-name="ce2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17"/>
        </table:table-row>
        <table:table-row table:style-name="ro1">
          <table:table-cell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7"/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7"/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10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7"/>
        </table:table-row>
        <table:table-row table:style-name="ro1">
          <table:table-cell table:number-columns-repeated="4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17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7"/>
        </table:table-row>
        <table:table-row table:style-name="ro1">
          <table:table-cell table:number-columns-repeated="16" office:value-type="float" office:value="0">
            <text:p>0</text:p>
          </table:table-cell>
          <table:table-cell table:number-columns-repeated="17"/>
        </table:table-row>
        <table:table-row table:style-name="ro3">
          <table:table-cell table:style-name="Default" table:number-columns-repeated="16"/>
          <table:table-cell table:number-columns-repeated="17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string">
            <text:p>c0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 table:number-columns-repeated="17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5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5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5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5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5"/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5"/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2" table:number-columns-repeated="7"/>
          <table:table-cell table:number-columns-repeated="17"/>
        </table:table-row>
        <table:table-row table:style-name="ro1">
          <table:table-cell table:number-columns-repeated="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5"/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5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5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5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5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5"/>
        </table:table-row>
        <table:table-row table:style-name="ro1">
          <table:table-cell table:number-columns-repeated="7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table:number-columns-repeated="25"/>
        </table:table-row>
        <table:table-row table:style-name="ro1">
          <table:table-cell table:style-name="ce2" office:value-type="float" office:value="0">
            <text:p>0</text:p>
          </table:table-cell>
          <table:table-cell table:number-columns-repeated="6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/>
          <table:table-cell table:style-name="ce2" table:number-columns-repeated="7"/>
          <table:table-cell table:number-columns-repeated="17"/>
        </table:table-row>
      </table:table>
      <table:table table:name="Лист2" table:style-name="ta1">
        <table:table-column table:style-name="co3" table:default-cell-style-name="Default"/>
        <table:table-row table:style-name="ro2">
          <table:table-cell/>
        </table:table-row>
      </table:table>
      <table:table table:name="Лист3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Безымянный1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1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i </meta:initial-creator>
    <meta:creation-date>2014-05-31T19:03:03</meta:creation-date>
    <dc:date>2014-06-01T18:01:14</dc:date>
    <dc:creator>wei </dc:creator>
    <meta:editing-duration>PT22H27M20S</meta:editing-duration>
    <meta:editing-cycles>4</meta:editing-cycles>
    <meta:generator>LibreOffice/3.5$Linux_x86 LibreOffice_project/350m1$Build-2</meta:generator>
    <meta:document-statistic meta:table-count="3" meta:cell-count="1576" meta:object-count="0"/>
  </office:meta>
</office:document-meta>
</file>